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Default">
      <style:paragraph-properties fo:text-align="center" style:justify-single-word="false"/>
      <style:text-properties fo:font-weight="bold" style:font-weight-asian="bold" style:font-weight-complex="bold"/>
    </style:style>
    <style:style style:name="P7"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p>
      <text:p text:style-name="P6">The floating Eye</text:p>
      <text:p text:style-name="P6">Das schwebende Auge</text:p>
      <text:p text:style-name="P6">Die guten</text:p>
      <text:h text:style-name="P7" text:outline-level="1"><text:span text:style-name="T2"/></text:h>
      <text:p text:style-name="P2">Du bist Dir nicht sicher ob das, was Du hörst, ein Heulen ist, das meist zu hoch zum hören ist oder ein Brummton zu tief zum Spüren. Oder mag es beides sein? Kaltes blaues Licht blitz auf, dann wieder. Jemand schreit. Die Meister sind für uns gekommen. Das große Auge will meinen Willen einverleiben. </text:p>
      <text:h text:style-name="P5" text:outline-level="2"/>
      <text:h text:style-name="P5" text:outline-level="2">Startbedingungen </text:h>
      <text:p text:style-name="P3">Setze so viele dreieckige Macht-Marker(Might-Rolls) neben das Spielfeld wie Spieler teilnehmen </text:p>
      <text:h text:style-name="P5" text:outline-level="2"/>
      <text:h text:style-name="P5" text:outline-level="2">Was Du über die Helden weißt </text:h>
      <text:p text:style-name="P3">Die Aliens sind in der Lage, die Kontrolle über die Helden zu übernehmen .</text:p>
      <text:p text:style-name="P3">Sie können das mit allen Helden in einem Raum machen, deshalb sollte man sich verteilen.</text:p>
      <text:p text:style-name="P4"/>
      <text:p text:style-name="P4">Du gewinnst wenn ... </text:p>
      <text:p text:style-name="P3">du das Raumschiff unbrauchbar machst so daß es nicht mit Deinen Freunden an Bord starten kann. </text:p>
      <text:h text:style-name="P5" text:outline-level="2"/>
      <text:h text:style-name="P5" text:outline-level="2">Was Du in Deiner Runde tun mußt </text:h>
      <text:p text:style-name="P1"><text:span text:style-name="T4">Wenn Du unter die Kontrolle eines Aliens gerätst wird der Verräter dich in Richtung Raumschiff bewegen. </text:span></text:p>
      <text:p text:style-name="P1"><text:span text:style-name="T4">Ist er dort wird er Dich zu Beginn </text:span><text:span text:style-name="T5">Deiner nächsten Runde </text:span><text:span text:style-name="T4">an Bord bringen und Du bist damit aus dem Spiel. </text:span></text:p>
      <text:p text:style-name="P1"><text:span text:style-name="T4">Du kannst unter der Kontrolle eines Aliens nicht angreifen, er bewegt sich anstelle Dir selbst in Deiner Runde</text:span><text:span text:style-name="T5">.</text:span></text:p>
      <text:h text:style-name="P5" text:outline-level="2"/>
      <text:h text:style-name="P5" text:outline-level="2">Spezielle Angriffs-Regeln </text:h>
      <text:p text:style-name="P3">Du kannst einen Forscher aus der Hand der Aliens befreien wenn Du ihn angreifst(normal oder sanity mithilfe des Rings) und besiegst. Wenn Du auf eine solche Weise einen Charakter angreifst erleidet dieser nur die ½ des normalen Schaden (abrunden).Du nimmst normalen Schaden wenn der Forscher dich besiegt.</text:p>
      <text:p text:style-name="P3">Einmal befreit kann ein Alien keine Kontrolle mehr über diesen Forscher übernehmen.</text:p>
      <text:p text:style-name="P3"/>
      <text:p text:style-name="P3">Aliens sind imun gegen Geschwindigkeitsattacken(wie Revolver oder Dynamit).</text:p>
      <text:p text:style-name="P3"/>
      <text:p text:style-name="P3">Um das Raumschiff zu beschädigen mußt du einen Machtwurf mit 5+ erfolgreich bestehen. Jedesmal, wenn das passiert, lege einen Macht-Marker neben das Raumschiff. Liegen alle Macht-Marker neben dem Schiff ist es unbrauchbar und das Spiel gewonnen. </text:p>
      <text:p text:style-name="P3"/>
      <text:p text:style-name="P1"><text:span text:style-name="T6">Wenn Du gewinnst </text:span><text:span text:style-name="T7">... </text:span></text:p>
      <text:p text:style-name="P1"><text:span text:style-name="T7">Mit der Hilfe Deiner so genannten Freunde haben Dich die Aliens fast gefangen genommen. Auch jetzt noch, während Du Dich im Gebüsch duckst, kannst Du das Auge suchen sehen, immer suchend. Du kannst fühlen, wie sie nach Dir rufen. Für eine Sekunde beginnt Dein Körper wieder sich zum Haus zu bewegen. Einen Moment später drehst Du Dich herum und stolperst auf die Straße und in Sicherhe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8:44:04.29</meta:creation-date>
    <meta:document-statistic meta:table-count="0" meta:image-count="0" meta:object-count="0" meta:page-count="1" meta:paragraph-count="23" meta:word-count="367" meta:character-count="2262"/>
    <dc:date>2015-02-14T19:06:56.38</dc:date>
    <meta:editing-duration>PT22M52S</meta:editing-duration>
    <meta:editing-cycles>1</meta:editing-cycles>
    <meta:generator>OpenOffice.org/3.3$Win32 OpenOffice.org_project/330m20$Build-9567</meta:generator>
  </office:meta>
</office:document-meta>
</file>